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transparent"/>
    </style:style>
    <style:style style:name="P3" style:family="paragraph" style:parent-style-name="Standard">
      <style:paragraph-properties fo:text-align="justify" style:justify-single-word="false"/>
      <style:text-properties fo:background-color="transparent"/>
    </style:style>
    <style:style style:name="P4" style:family="paragraph" style:parent-style-name="Standard">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style:style>
    <style:style style:name="P8"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9" style:family="paragraph" style:parent-style-name="Standard">
      <style:paragraph-properties fo:text-align="justify" style:justify-single-word="false"/>
      <style:text-properties style:text-underline-style="solid" style:text-underline-width="auto" style:text-underline-color="font-color" fo:background-color="transparent"/>
    </style:style>
    <style:style style:name="P10" style:family="paragraph" style:parent-style-name="Standard">
      <style:paragraph-properties fo:text-align="justify" style:justify-single-word="false"/>
      <style:text-properties style:text-underline-style="none" fo:font-weight="bold" style:font-weight-asian="bold" style:font-weight-complex="bold"/>
    </style:style>
    <style:style style:name="P11" style:family="paragraph" style:parent-style-name="Standard">
      <style:paragraph-properties fo:text-align="justify" style:justify-single-word="false"/>
      <style:text-properties style:text-underline-style="none"/>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Heading_20_1">
      <style:paragraph-properties fo:text-align="justify" style:justify-single-word="false"/>
    </style:style>
    <style:style style:name="T1" style:family="text">
      <style:text-properties fo:background-color="transparent"/>
    </style:style>
    <style:style style:name="T2" style:family="text">
      <style:text-properties style:text-underline-style="solid" style:text-underline-width="auto" style:text-underline-color="font-color"/>
    </style:style>
    <style:style style:name="T3" style:family="text">
      <style:text-properties fo:background-color="#ffff00"/>
    </style:style>
    <style:style style:name="T4" style:family="text">
      <style:text-properties fo:font-size="12pt" style:font-size-asian="12pt" style:font-size-complex="12pt"/>
    </style:style>
    <style:style style:name="T5"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start text:name="__DdeLink__357_1376657148"/>On the Potentials of using ALTO to improve QoS with minimal Topology Exposure<text:bookmark-end text:name="__DdeLink__357_1376657148"/></text:h>
      <text:p text:style-name="P1"/>
      <text:p text:style-name="P7">Abstract</text:p>
      <text:p text:style-name="P1"/>
      <text:p text:style-name="P2">Nowadays it is a common practice for Internet Service Providers (ISPs) to hide their network topology and configuration. It defines the core product of the ISP and is part of the strategical advantage over the competition. The reason behind it is that it can be used to refine malicious attacks on the network or reveal the operators business strategy. <text:s/>However this knowledge of an ISP can also be used to benefit its users and partners. For example, it can be used to discover network inefficiencies, improve Internet applications, geolocation and shorten connection paths. ALTO is a new technology that can serve as a protective layer over the topology while sharing enough information about the topology to improve Quality-of-Service (QoS) for end-users. ALTO makes it possible to share an abstract view of the nodes and links in the topology without revealing exact node locations or connections.</text:p>
      <text:p text:style-name="P2">The aim of this thesis is to explore ALTO and provide configuration scenarios in which quality of service is improved and minimal additional topology information is provided to 3rd parties.</text:p>
      <text:p text:style-name="P2"/>
      <text:p text:style-name="P9">Introduction</text:p>
      <text:p text:style-name="P2"><text:bookmark-start text:name="__DdeLink__360_1376657148"/>ALTO is a protocol designed by the IETF (RFC 7285) to exchange network related information between a client and server to increase the efficiency of the network utilization. The data for which an ALTO server can be queried is basic traffic optimization information that, depending on the configuration can be a direct representation or an abstract (aggregated) view of the topology of an ISP. This will allow ALTO clients to consider the network distance to a server when multiple options are present and a selection has to be made.</text:p>
      <text:p text:style-name="P1">It is not defined, in the ALTO paper, how exactly a server collects its network information, thus it is out of the scope of this work. For simplicity reasons its assumed that an ALTO server collects data about its deployment network through interfaces to the network to <text:span text:style-name="T1">build</text:span> its view of the network topology based upon the actual topology. It also provides an interface that allows reading out of provider defined identifiers (PID) which represent an abstract view of the network and a map containing cost information between PID's. </text:p>
      <text:p text:style-name="P1">In order to show the effects of the deployment of an ALTO server, in a network region different configuration i.e. abstraction levels (ALTO aggregation levels) have to be generated and merged with <text:s/>measurement data from the same network region. This measurement data will be generated by utilizing current basic (state of the art?) measurement tool and technique. To estimate this<text:span text:style-name="T1"> </text:span>useful ALTO abstraction level, a framework was written intended to creating two views of the “known truth” i.e. the network layout. The views will be an ALTO view and a view created using traceroute measurements from multiple vantage points in the network extended by techniques used in the Rocketfuel[QUOTE] measurement technique. In the end both of the resulting views will be used for comparison and merged in effort to reveal additional nodes and edges.</text:p>
      <text:p text:style-name="P1">Through the use of parameters that model the “star-inference” i.e. unresponsive nodes (usually core routers) found in Internet measurement today, and effects of unsuccessful alias resolution, test scenarios are constructed in a manner that each effect can be viewed and analyzed separately. Furthermore a few topologies reflecting real world network topologies are used to study the behavior of ALTO at a larger scale.</text:p>
      <text:p text:style-name="P1">This research will be conducted upon three different network topologies, that represent the layout of a large ISP in Germany, the ATnT network in the USA (measured by Rocketfuel) and a symetrical network representing a data center. In this research no MPLS (Multi-Protocol Label Switching)<text:soft-page-break/>[QUOTE] tunneling, which is a common practice in ISPs, is considered. To gather usable data from this set of topologies different network and ALTO configurations have to be considered. Thus each topology will be analyzed with multiple reasonable configuration settings to yield meaningful results.</text:p>
      <text:p text:style-name="P1">The resulting network views are merged based in effort to create a data set that is larger than the individual network views. Next the merged data is compared to the ground truth in order to prove that ALTO does or doesn't extend known measurement techniques at certain ALTO aggregation levels. </text:p>
      <text:p text:style-name="P1">The results are expected to be an estimate of what would be a reasonable ALTO aggregation levels that protects the knowledge of the underlying topology while giving better QoS. The results should be a helpful guide and motivation to implemented this technology and spark more research in this area. Section 1 covers the problem statement, section 2 gives a overview of the state of the art internet measurement techniques relevant to this work, section 3 gives insight into ALTO, section 4 describes the framework used and explains the testing scenarios, section 5 discusses the findings and evaluates the data followed by the last section, the conclusion.<text:bookmark-end text:name="__DdeLink__360_1376657148"/></text:p>
      <text:p text:style-name="P1"/>
      <text:p text:style-name="P1">1)Problem Statement</text:p>
      <text:p text:style-name="P1"><text:tab/>this is where I will state the problem and (to) justify my research</text:p>
      <text:p text:style-name="P1"><text:tab/>why it is necessary</text:p>
      <text:p text:style-name="P1"><text:tab/>what benefits it has</text:p>
      <text:p text:style-name="P1"/>
      <text:p text:style-name="P1"/>
      <text:p text:style-name="P6">State of the Art in Internet Measurement</text:p>
      <text:p text:style-name="P7"/>
      <text:p text:style-name="P7">Traceroute</text:p>
      <text:p text:style-name="P1">Traceroute is a program that can determine what path a IP packet takes from source to destination. It extends the capabilities of the Ping network troubleshooting tool, which can determine whether a node can be reached inside the network from the own current location. Ping and Traceroute are the fundamental tools used by network administrators to troubleshoot network issues. The basic idea is to utilize the ICMP (Internet Control Message) [QUOTE RFC] functionalities to provoke network nodes to send replies and make their presence known. Traceroute sends multiple ICMP Echo Request packets to the requested destination starting with a time-to-live (TTL) value of one, increasing the TTL every following packet by one. The first node that receives this packet will notice that the TTL is expired and reply with a ICMP time-exceeded packet. In this manner ICMP enables us to retrieve the IP addresses of every interface on the return path between a source and destination pair.</text:p>
      <text:p text:style-name="P1"/>
      <text:p text:style-name="P7">Using Traceroute for measurement</text:p>
      <text:p text:style-name="P1">Network administrators and researchers alike utilize the capabilities of ICMP to troubleshoot network problems or measure and discover topologies. When using Traceroute to discover a network path it is important to note that mostly only the interfaces of the nodes on the return path are replying to sent ICMP probes (different behavior between bi- and unidirectional links). To use this technology to measure a network region multiple traces have to me made from and to multiple vantage points in and around that region. The individual traces then have to be combined and refined to allow for a reconstruction of the topology. Using this method for measurement purposes has its own drawbacks, since often times nodes are configured to drop ICMP Requests in effort to hide parts of the topology or the problem experienced when trying to resolve interfaces to nodes. Multiple papers have dealt with improving alias [QUOTE] and Star resolution[QUOTE] techniques. However traceroute measuring is still the foundation of most Internet measurement techniques found in the research comunity today.</text:p>
      <text:p text:style-name="P1"/>
      <text:p text:style-name="P1"/>
      <text:p text:style-name="P6">Data Sources</text:p>
      <text:p text:style-name="P12"><text:soft-page-break/>The data sources used in this thesis is the completely defined network topology (the ground truth), and two sets that build upon the ground truth. They are the data set generated utilizing the Traceroute tool (Traceroute-view) <text:s/>and from ALTO (ALTO-view).</text:p>
      <text:p text:style-name="P12"/>
      <text:p text:style-name="P8">Ground Truth</text:p>
      <text:p text:style-name="P1">The ground truth is a network topology defined in the DOT language that is analyzed and prepared such that the Traceroute- and ALTO-views can be created from it.</text:p>
      <text:p text:style-name="P1"/>
      <text:p text:style-name="P7">Traceroute</text:p>
      <text:p text:style-name="P1">The Traceroute view is created by simulating and combining multiple traces performed on the ground truth. It is a combination of individual traces from dedicated vantage points distributed in the network. The Traceroute-view is influenced by parameters of the network that represent non responsive nodes (Starred nodes), interfaces that cant be resolved into an alias and hidden nodes that simulate the effect of tunneling.</text:p>
      <text:p text:style-name="P1">The Traceroute-view represents a subset of the ground truth with pieces of wrong additional information that result from unsuccessful alias resolution. (<text:span text:style-name="T3">TODO:</text:span> is there a definition for this type of set?) This data set represents the knowledge of the topology that we would be able to measure with current methods. It represents the status quo of the measurement community and the base data which we are trying to merge the ALTO-view into in order to proof the hypothesis.</text:p>
      <text:p text:style-name="P1"/>
      <text:p text:style-name="P1"><text:span text:style-name="T5">ALTO</text:span></text:p>
      <text:p text:style-name="P11"><text:span text:style-name="T6">Since ALTO can learn the complete topology of the network region that it is managing via its interfaces to the network, only the node to PID aggregation and path costs between PIDs has to be generated. Nodes and edges are aggegated and result in two maps, the Network map and the Cost map. These two data sets make up the ALTO-view. The ALTO-view is thus a abstract view of the ground truth. The Network map is the set and mapping of the aggregated nodes into PIDs and the Cost map the mapping of the aggregated links between the PIDs with their respective costs. </text:span></text:p>
      <text:p text:style-name="P11"><text:span text:style-name="T6">To generate useful information from ALTO, first the PIDs of the pair of endpoints needs to be identified, which is done by consulting the Network map. Second the costs between the src and destination pair PIDs can be extracted from the Cost map. Depending on the ALTO aggregation level (what and how many nodes are aggregated into a PID), the granularity of the ALTO-view, it is possible to discover nodes network location and links. In the case of a one-to-one mapping of one network node per PID, it can be assumed that ALTO is revealing the complete topology. In the opposite case where all nodes are aggregated into a single PID, it would not be possible to gain knowledge on links. Due to the properties of the Network map, ALTO always reveals nodes present in the network region. However the granularity of the Network map dictates how much information about the network location of these nodes is leaked. </text:span></text:p>
      <text:p text:style-name="P1"><text:span text:style-name="T5"/></text:p>
      <text:p text:style-name="P1"><text:span text:style-name="T5"/></text:p>
      <text:p text:style-name="P10"><text:span text:style-name="T4">ALTO</text:span></text:p>
      <text:p text:style-name="P1"><text:line-break/><text:span text:style-name="T2">Overview</text:span></text:p>
      <text:p text:style-name="P1">ALTO (Application Layer Traffic Optimization Protocol)[<text:span text:style-name="T3">quote ALTO</text:span>] is a protocol designed by members of the IETF and has been accepted as an Internet standard (RFC 7285). ALTO aims at efficiently transmitting dynamic changing network status information in a abstracted simplified way, such that its clients can make network aware peer selection decisions. It finds its application in optimizing the P2P peer selection process (by classifying endpoints with generic costs) but also finds application in CDN's (<text:span text:style-name="T3">TODO</text:span> elaborate?). Through the simplified abstracted network view that ALTO generates, it serves as a layer through which operators can share topology information without <text:soft-page-break/>revealing the entire underlying topology. ALTO achieves this by generating an abstract view of the network by aggregating network relevant nodes into non-conclusive groups and substituting path matrices with generic costs. If deployed, ALTO has the potential to be an attractive traffic optimization solution.</text:p>
      <text:p text:style-name="P1">The ALTO server provides network information through a series of services that are accessible to its clients. These services each provide a set of related functionalities that enable the clients to make network aware decisions and are referred to as the ALTO service framework. ALTO (it?) can be viewed as an interface that allows a network to publish information about itself, such as network locations, endpoint (host) properties and costs between network locations. The information that ALTO can provide depends on the perspective of the network region that it is deployed in. The size of this region is not necessarily limited but can be the size of an Autonomous System (AS), AS confederation, ISP or anything smaller. The network region basically depends on the operators objective. The ALTO deployment scenarios are thoroughly discussed in [<text:span text:style-name="T3">quote ALTO-deployment paper</text:span>] but are out of scope of this thesis as well as the internal data representations and <text:s/>data gathering approach.</text:p>
      <text:p text:style-name="P1"/>
      <text:p text:style-name="P1"/>
      <text:p text:style-name="P7">ALTO Services</text:p>
      <text:p text:style-name="P1">The ALTO framework defines its functionality in ALTO services. There are two types of services, the Information Services and the Map Services. The Map Services aim is to to convey, network locations (geo-location), provider defined costs (network distance) and network-related properties (node meta data). As the name indicates they are realized by defining the Network and Cost Maps which represent batch information that can be retrieved as a whole.</text:p>
      <text:p text:style-name="P1">The Information Services are services that build upon the Network and Cost Map data and provide for filtering thereof and include the Map filtering service, Endpoint property service and Endpoint cost service. Services relevant to the thesis are only the Network and Cost Maps.</text:p>
      <text:p text:style-name="P1"/>
      <text:p text:style-name="P7">Network maps</text:p>
      <text:p text:style-name="P1">The network maps are defined as groupings of nearby endpoints, based upon their network distance (proximity). This achieves greater scalability without the sacrifice of information when defining other network information like the cost map. The network map contains a full set of grouped endpoints. It is the result of aggregating real network nodes (TODO: mention that its a grouping of IP addresses?) into PIDs ( Provider defined Identifier). The mapping of node(endpoint) to PID is defined by the ALTO server. A PID can include one to all nodes present in a network region. For example a PID can represent a subnet, a POP (Point Of Presence) or a whole metropolitan network. An ALTO server may generate multiple network maps</text:p>
      <text:p text:style-name="P1"/>
      <text:p text:style-name="P7">Cost maps</text:p>
      <text:p text:style-name="P1">The cost map is a representation of preferences between network locations using generic path costs. This generic path cost is a provider defined metric calculated on the operators own policy. A cost map is always based on one network map as it defines the costs between the set of source and destination PID pairs. The generic path cost for a set of PIDs represents the total “generic” cost accumulated <text:s/>from end-to-end through the network. The generic path costs are defined as cost types. Cost types are made up of cost metric and mode. The cost metric is the identifier of what the costs represent and the cost mode is the identifier for how the cost should be interpreted. The ALTO paper only requires operators to defines one <text:s text:c="2"/>Cost Metric: “generic routing cost” and two Cost Modes: “numerical” and “ordinal”, indicating that more metrics can be added when needed (hop count, etc). Out of simplicity only the Cost Metric: “generic routing cost” and Cost Mode: “numeral” are considered for this thesis.</text:p>
      <text:p text:style-name="P1">The idea behind separating network and cost map is that the maps can be updated individually at different times. The network map represents the nodes in the network and thus is more static than the <text:soft-page-break/>cost map which should get updated more frequent to accurately represent and convey the fluctuations of network conditions.</text:p>
      <text:p text:style-name="P1"/>
      <text:p text:style-name="P1"/>
      <text:p text:style-name="P7">Using ALTO for Internet measurement data generation</text:p>
      <text:p text:style-name="P1">Its trivial to retrieve data from ALTO. ALTO defines the Map Services through which the complete ALTO Network and Cost maps can be retrieved. This data is a representation of the entire network region that the server is managing. The Network maps content are PIDs that contain IP address ranges that represent real nodes in the network. </text:p>
      <text:p text:style-name="P1">The Cost maps present us with an abstract view of the network region. It contains all the PIDs from the Network map and extends that data with connection paths and associated costs.</text:p>
      <text:p text:style-name="P1"/>
      <text:p text:style-name="P1"/>
      <text:p text:style-name="P1"><text:span text:style-name="T7">ALTO-Traceroute-DOT Parsing Framework</text:span> </text:p>
      <text:p text:style-name="P7">Overview</text:p>
      <text:p text:style-name="P1">To successfully define a network and simulate Traceroute and ALTO a framework was generated. This framework the ALTO-Traceroute-DOT (ATD) parsing framework has been developed for the purpose of this thesis and is written in the python programming language[Reference to python?]. Its basic functionalities are to read in a network defined in the DOT language, that contains parameters relevant to this thesis and ALTO, and to do calculations on that data. The result is the creation of the two desired views (Traceroute and ALTO). </text:p>
      <text:p text:style-name="P1">ATD parsing framework utilizes a couple open source module implementations from 3rd parties. </text:p>
      <text:p text:style-name="P1"/>
      <text:p text:style-name="P7">Components</text:p>
      <text:p text:style-name="P1">The ATD parsing framework is made up of multiple parts or stages, that are processed sequentially. These components can be organized into “parsing and reconditioning” , “generating ALTO” and “generating Traceroute”. All the components are dependent on the representation of the ground truth but are else disjoint.</text:p>
      <text:p text:style-name="P1"/>
      <text:p text:style-name="P1"/>
      <text:p text:style-name="P1"/>
      <text:p text:style-name="P1"/>
      <text:p text:style-name="P1"/>
      <text:p text:style-name="P1"><text:s/></text:p>
      <text:p text:style-name="P1">1)Explain the parsing framework</text:p>
      <text:p text:style-name="P1"><text:tab/><text:tab/>what technologies its made up of</text:p>
      <text:p text:style-name="P1"><text:tab/><text:tab/>how it works</text:p>
      <text:p text:style-name="P1"><text:tab/><text:tab/>what it does</text:p>
      <text:p text:style-name="P1"><text:tab/>2)Scenario set up</text:p>
      <text:p text:style-name="P1"><text:tab/><text:tab/>How the network is defined</text:p>
      <text:p text:style-name="P1"><text:tab/><text:tab/><text:tab/>what it represents and why (opperational (AtnT &amp; DT) &amp; generic (Torrus, etc..)</text:p>
      <text:p text:style-name="P1"><text:tab/><text:tab/><text:tab/>available attributes</text:p>
      <text:p text:style-name="P1"><text:tab/><text:tab/><text:tab/><text:tab/>nodes: Starred, Hidden, normal, Vantage Point, PID</text:p>
      <text:p text:style-name="P1"><text:tab/><text:tab/><text:tab/><text:tab/>edges: alias_res, latency, IGP_weight, headlabel</text:p>
      <text:p text:style-name="P1"><text:tab/><text:tab/>How the network is configured per scenario and why</text:p>
      <text:p text:style-name="P1"><text:tab/><text:tab/><text:tab/>justify my configurations</text:p>
      <text:p text:style-name="P1"><text:tab/><text:tab/><text:tab/>mention ECMP problem and my solution</text:p>
      <text:p text:style-name="P1"><text:tab/><text:tab/><text:tab/></text:p>
      <text:p text:style-name="P1"><text:tab/><text:tab/>ALTO configurations</text:p>
      <text:p text:style-name="P1"><text:soft-page-break/><text:tab/><text:tab/><text:tab/>explain and justify node to PID aggregation</text:p>
      <text:p text:style-name="P1"><text:tab/>3)Evaluation of data</text:p>
      <text:list xml:id="list1273093851" text:style-name="L2">
        <text:list-item>
          <text:list>
            <text:list-item>
              <text:list>
                <text:list-header>
                  <text:p text:style-name="P5">Present results</text:p>
                  <text:list>
                    <text:list-header>
                      <text:p text:style-name="P5">interpretation of results</text:p>
                    </text:list-header>
                  </text:list>
                  <text:p text:style-name="P5">merging</text:p>
                  <text:list text:continue-numbering="true">
                    <text:list-header>
                      <text:p text:style-name="P5">how I am merging, and why</text:p>
                    </text:list-header>
                  </text:list>
                  <text:p text:style-name="P5">comparison</text:p>
                  <text:list text:continue-numbering="true">
                    <text:list-header>
                      <text:p text:style-name="P5">how I am comparing and why</text:p>
                      <text:p text:style-name="P5">results of comparison</text:p>
                      <text:p text:style-name="P5">interpretation of merged results compared to ground truth</text:p>
                      <text:p text:style-name="P5"/>
                    </text:list-header>
                  </text:list>
                </text:list-header>
              </text:list>
            </text:list-item>
          </text:list>
        </text:list-item>
      </text:list>
      <text:p text:style-name="P1">6) Conclusion</text:p>
      <text:p text:style-name="P1"><text:tab/>what did I find</text:p>
      <text:p text:style-name="P1"><text:tab/>what do my findings mean</text:p>
      <text:p text:style-name="P1"><text:tab/>future research</text:p>
      <text:p text:style-name="P1">7)References</text:p>
      <text:p text:style-name="P1"/>
      <text:p text:style-name="P1">8)Appendic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indings:</text:p>
      <text:p text:style-name="P1"/>
      <text:p text:style-name="P1"><text:span text:style-name="T3">Hidden nodes</text:span> don't have to be tested since its clear that they will appear in the ALTO network map and will increase the completeness of the graph. So it would just skew the results of other research<text:line-break/><text:line-break/></text:p>
      <text:p text:style-name="P1">Alto ist in dem Kontext das er sich mit Alto schützen kann um endusern eine gute peer selection zu ermöglichen.</text:p>
      <text:p text:style-name="P1"/>
      <text:p text:style-name="P1">Ist es möglich ALTO so zu konfigurieren das es den ISP schützt aber dem Enduser eine gute selection gibt, i.e. zum messen sich eigne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electa </meta:initial-creator>
    <meta:creation-date>2014-04-11T13:00:00</meta:creation-date>
    <dc:date>2014-10-22T18:08:15</dc:date>
    <dc:creator>Johannes </dc:creator>
    <meta:editing-duration>P2DT1H5M26S</meta:editing-duration>
    <meta:editing-cycles>210</meta:editing-cycles>
    <meta:generator>LibreOffice/3.5$Linux_X86_64 LibreOffice_project/350m1$Build-2</meta:generator>
    <meta:printed-by>Johannes </meta:printed-by>
    <meta:print-date>2014-10-20T14:05:09</meta:print-date>
    <meta:document-statistic meta:table-count="0" meta:image-count="0" meta:object-count="0" meta:page-count="7" meta:paragraph-count="88" meta:word-count="2862" meta:character-count="17809" meta:non-whitespace-character-count="14968"/>
  </office:meta>
</office:document-meta>
</file>